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Flushing A Diner Menu</text:h>
      <text:p text:style-name="Text_20_body"><text:span text:style-name="Strong_20_Emphasis">Location:</text:span> 200 S. Cherry Street, Flushing, MI 48433<text:line-break/><text:span text:style-name="Strong_20_Emphasis">Phone:</text:span> (810) 659-3401</text:p>
      <text:p text:style-name="Horizontal_20_Line"/>
      <text:h text:style-name="Heading_20_4" text:outline-level="4">The “Big A” Classic Burgers</text:h>
      <text:p text:style-name="Text_20_body">2 patties with Swiss &amp; American cheese, 2 strips of bacon, special sauce, lettuce, tomato, and fried onions. Combo served with French fries and a drink.</text:p>
      <text:list text:style-name="L1">
        <text:list-item>
          <text:p text:style-name="P1"><text:span text:style-name="Strong_20_Emphasis">Burger Only</text:span> – $8.99 | <text:span text:style-name="Strong_20_Emphasis">Combo</text:span> – $13.49</text:p>
        </text:list-item>
        <text:list-item>
          <text:p text:style-name="P1"><text:span text:style-name="Strong_20_Emphasis">Original Bacon Double Cheeseburger</text:span> – $8.99 | Combo $13.49</text:p>
        </text:list-item>
        <text:list-item>
          <text:p text:style-name="P1"><text:span text:style-name="Strong_20_Emphasis">Bacon Cheeseburger</text:span> – $7.99 | Combo $12.49</text:p>
        </text:list-item>
        <text:list-item>
          <text:p text:style-name="P1"><text:span text:style-name="Strong_20_Emphasis">DADDY Burger</text:span> – $8.99 | Combo $13.49</text:p>
        </text:list-item>
        <text:list-item>
          <text:p text:style-name="P1"><text:span text:style-name="Strong_20_Emphasis">Single DADDY Burger</text:span> – $7.99 | Combo $12.49</text:p>
        </text:list-item>
        <text:list-item>
          <text:p text:style-name="P1"><text:span text:style-name="Strong_20_Emphasis">Double Cheeseburger Deluxe w/ Olives</text:span> – $8.99 | Combo $13.49</text:p>
        </text:list-item>
        <text:list-item>
          <text:p text:style-name="P1"><text:span text:style-name="Strong_20_Emphasis">Cheeseburger Deluxe</text:span> – $7.99 | Combo $12.49</text:p>
        </text:list-item>
        <text:list-item>
          <text:p text:style-name="P1"><text:span text:style-name="Strong_20_Emphasis">Hamburger</text:span> – $5.99 | Combo $10.49</text:p>
        </text:list-item>
        <text:list-item>
          <text:p text:style-name="P1"><text:span text:style-name="Strong_20_Emphasis">Mushroom Swiss Burger</text:span> – $7.99 | Combo $12.49</text:p>
        </text:list-item>
        <text:list-item>
          <text:p text:style-name="P1"><text:span text:style-name="Strong_20_Emphasis">Double Mushroom Swiss Burger</text:span> – $8.99 | Combo $13.49</text:p>
        </text:list-item>
      </text:list>
      <text:p text:style-name="Horizontal_20_Line"/>
      <text:h text:style-name="Heading_20_4" text:outline-level="4">Better Your Combo</text:h>
      <text:list text:style-name="L2">
        <text:list-item>
          <text:p text:style-name="P2">Cheese Curd It – $2.99</text:p>
        </text:list-item>
        <text:list-item>
          <text:p text:style-name="P2">Onion Ring It – $1.99</text:p>
        </text:list-item>
        <text:list-item>
          <text:p text:style-name="P2">Chili Cheese Fry It – $2.99</text:p>
        </text:list-item>
        <text:list-item>
          <text:p text:style-name="P2">Float It – $1.99</text:p>
        </text:list-item>
        <text:list-item>
          <text:p text:style-name="P2">Shake It – $1.99</text:p>
        </text:list-item>
      </text:list>
      <text:p text:style-name="Horizontal_20_Line"/>
      <text:h text:style-name="Heading_20_4" text:outline-level="4">Dinners</text:h>
      <text:list text:style-name="L3">
        <text:list-item>
          <text:p text:style-name="P3">Shrimp Dinner – $13.99</text:p>
        </text:list-item>
        <text:list-item>
          <text:p text:style-name="P3">Clam Dinner – $13.99</text:p>
        </text:list-item>
        <text:list-item>
          <text:p text:style-name="P3">Fish N Chips Dinner – $13.99</text:p>
        </text:list-item>
        <text:list-item>
          <text:p text:style-name="P3">All You Can Eat Fish (Fridays) – $14.99</text:p>
        </text:list-item>
        <text:list-item>
          <text:p text:style-name="P3"><text:soft-page-break/>Wings Dinner (8) – $13.99</text:p>
        </text:list-item>
      </text:list>
      <text:p text:style-name="Horizontal_20_Line"/>
      <text:h text:style-name="Heading_20_4" text:outline-level="4">Classic Sides</text:h>
      <text:p text:style-name="Text_20_body">Regular | Large</text:p>
      <text:list text:style-name="L4">
        <text:list-item>
          <text:p text:style-name="P4">French Fries – 3.29 | 3.99</text:p>
        </text:list-item>
        <text:list-item>
          <text:p text:style-name="P4">Sweet Potato Fries – 3.99 | 5.99</text:p>
        </text:list-item>
        <text:list-item>
          <text:p text:style-name="P4">Onion Rings – 4.99 | 6.99</text:p>
        </text:list-item>
        <text:list-item>
          <text:p text:style-name="P4">Chili Cheese Fries – 4.99 | 5.99</text:p>
        </text:list-item>
        <text:list-item>
          <text:p text:style-name="P4">Cheese Curds – 4.99 | 6.99</text:p>
        </text:list-item>
        <text:list-item>
          <text:p text:style-name="P4">Mushrooms – 4.99 | 6.99</text:p>
        </text:list-item>
        <text:list-item>
          <text:p text:style-name="P4">Mozzarella Sticks – 6.99</text:p>
        </text:list-item>
        <text:list-item>
          <text:p text:style-name="P4">Cauliflower with Cheese – 6.99</text:p>
        </text:list-item>
        <text:list-item>
          <text:p text:style-name="P4">Popcorn Chicken – 6.99</text:p>
        </text:list-item>
        <text:list-item>
          <text:p text:style-name="P4">Soup – Cup 3.59 | Bowl 4.29</text:p>
        </text:list-item>
        <text:list-item>
          <text:p text:style-name="P4">Chili – Cup 3.79 | Bowl 4.49</text:p>
        </text:list-item>
      </text:list>
      <text:p text:style-name="Horizontal_20_Line"/>
      <text:h text:style-name="Heading_20_4" text:outline-level="4">Chicken</text:h>
      <text:p text:style-name="Text_20_body">Combo meals served with fries and drink.</text:p>
      <text:list text:style-name="L5">
        <text:list-item>
          <text:p text:style-name="P5">Grilled Chicken Sandwich – 7.99 | Combo 12.49</text:p>
        </text:list-item>
        <text:list-item>
          <text:p text:style-name="P5">Grilled Chicken Club – 8.99 | Combo 13.49</text:p>
        </text:list-item>
        <text:list-item>
          <text:p text:style-name="P5">Crispy Chicken Sandwich – 7.99 | Combo 12.49</text:p>
        </text:list-item>
        <text:list-item>
          <text:p text:style-name="P5">Crispy Chicken Club – 8.99 | Combo 13.49</text:p>
        </text:list-item>
        <text:list-item>
          <text:p text:style-name="P5">Crispy Chicken Strips (3) – 7.99 | Combo 12.49</text:p>
        </text:list-item>
        <text:list-item>
          <text:p text:style-name="P5">Crispy Chicken Strips (5) – 9.99 | Combo 14.49</text:p>
        </text:list-item>
      </text:list>
      <text:p text:style-name="Text_20_body">Dipping Sauces: sweet &amp; sour, barbecue, ranch, or honey mustard.</text:p>
      <text:p text:style-name="Horizontal_20_Line"/>
      <text:h text:style-name="Heading_20_4" text:outline-level="4">Daily Specials</text:h>
      <text:list text:style-name="L6">
        <text:list-item>
          <text:p text:style-name="P6"><text:span text:style-name="Strong_20_Emphasis">Monday:</text:span> Cheeseburger Deluxe w/ Olives $6.99</text:p>
        </text:list-item>
        <text:list-item>
          <text:p text:style-name="P6"><text:span text:style-name="Strong_20_Emphasis">Tuesday:</text:span> Coney w/ Red Sauce $2.99</text:p>
        </text:list-item>
        <text:list-item>
          <text:p text:style-name="P6"><text:soft-page-break/><text:span text:style-name="Strong_20_Emphasis">Wednesday:</text:span> Bacon Cheeseburger</text:p>
        </text:list-item>
        <text:list-item>
          <text:p text:style-name="P6"><text:span text:style-name="Strong_20_Emphasis">Thursday:</text:span> Chicken Club Sandwich $1.00 Off</text:p>
        </text:list-item>
        <text:list-item>
          <text:p text:style-name="P6"><text:span text:style-name="Strong_20_Emphasis">Friday:</text:span> All You Can Eat Fish N Chips Dine-In Only $14.99</text:p>
        </text:list-item>
        <text:list-item>
          <text:p text:style-name="P6"><text:span text:style-name="Strong_20_Emphasis">Saturday:</text:span> Patty Melt $9.99</text:p>
        </text:list-item>
        <text:list-item>
          <text:p text:style-name="P6"><text:span text:style-name="Strong_20_Emphasis">Sunday:</text:span> Dessert Day 50¢ Off, Wrap $1.00 Off</text:p>
        </text:list-item>
      </text:list>
      <text:p text:style-name="Horizontal_20_Line"/>
      <text:h text:style-name="Heading_20_4" text:outline-level="4">Favorites</text:h>
      <text:list text:style-name="L7">
        <text:list-item>
          <text:p text:style-name="P7">Patty Melt – $10.99 | Combo $15.49</text:p>
        </text:list-item>
        <text:list-item>
          <text:p text:style-name="P7">Reuben – $10.99 | Combo $15.49</text:p>
        </text:list-item>
        <text:list-item>
          <text:p text:style-name="P7">Chicken Wrap – $9.99 | Combo $14.49</text:p>
        </text:list-item>
        <text:list-item>
          <text:p text:style-name="P7">BBQ Pulled Pork Sandwich – $7.99 | Combo $12.49</text:p>
        </text:list-item>
        <text:list-item>
          <text:p text:style-name="P7">BLT Sandwich – $8.99 | Combo $13.49</text:p>
        </text:list-item>
        <text:list-item>
          <text:p text:style-name="P7">Club Sandwich – $10.99 | Combo $15.49</text:p>
        </text:list-item>
        <text:list-item>
          <text:p text:style-name="P7">Fish Sandwich – $7.99 | Combo $12.49</text:p>
        </text:list-item>
        <text:list-item>
          <text:p text:style-name="P7">Popcorn Chicken – $6.99 | Combo $11.49</text:p>
        </text:list-item>
        <text:list-item>
          <text:p text:style-name="P7">Corn Dog Nuggets (10) – $6.99 | Combo $11.49</text:p>
        </text:list-item>
        <text:list-item>
          <text:p text:style-name="P7">Tuna Melt – $5.99 | Combo $10.49</text:p>
        </text:list-item>
        <text:list-item>
          <text:p text:style-name="P7">Ham &amp; Swiss – $5.99 | Combo $10.49</text:p>
        </text:list-item>
        <text:list-item>
          <text:p text:style-name="P7">Turkey &amp; Swiss – $5.99 | Combo $10.49</text:p>
        </text:list-item>
      </text:list>
      <text:p text:style-name="Horizontal_20_Line"/>
      <text:h text:style-name="Heading_20_4" text:outline-level="4">All American Dogs</text:h>
      <text:p text:style-name="Text_20_body">Our Koegel’s hot dogs are made of top-quality ingredients and no fillers.</text:p>
      <text:list text:style-name="L8">
        <text:list-item>
          <text:p text:style-name="P8">Hot Dog – $3.99 | Combo $8.49</text:p>
        </text:list-item>
        <text:list-item>
          <text:p text:style-name="P8">Cheese Dog – $4.49 | Combo $8.99</text:p>
        </text:list-item>
        <text:list-item>
          <text:p text:style-name="P8">Coney Cheese Dog – $4.99 | Combo $8.99</text:p>
        </text:list-item>
        <text:list-item>
          <text:p text:style-name="P8">Bacon Cheese Dog – $5.99 | Combo $10.49</text:p>
        </text:list-item>
        <text:list-item>
          <text:p text:style-name="P8">Double Coney Dog – $5.99 | Combo $10.49</text:p>
        </text:list-item>
        <text:list-item>
          <text:p text:style-name="P8">Double Cheese Dog – $5.99 | Combo $10.49</text:p>
        </text:list-item>
        <text:list-item>
          <text:p text:style-name="P8">Double Coney Cheese Dog – $6.99 | Combo $11.49</text:p>
        </text:list-item>
        <text:list-item>
          <text:p text:style-name="P8"><text:soft-page-break/>Double Bacon Cheese Dog – $6.99 | Combo $11.49</text:p>
        </text:list-item>
      </text:list>
      <text:p text:style-name="Horizontal_20_Line"/>
      <text:h text:style-name="Heading_20_4" text:outline-level="4">Salads</text:h>
      <text:list text:style-name="L9">
        <text:list-item>
          <text:p text:style-name="P9">Tossed Salad – $4.59</text:p>
        </text:list-item>
        <text:list-item>
          <text:p text:style-name="P9">Tossed Chicken Salad – $10.99</text:p>
        </text:list-item>
        <text:list-item>
          <text:p text:style-name="P9">Big Bowl Tossed Salad – $6.99</text:p>
        </text:list-item>
        <text:list-item>
          <text:p text:style-name="P9">Chef Salad – $10.99</text:p>
        </text:list-item>
        <text:list-item>
          <text:p text:style-name="P9">Cole Slaw – $2.99</text:p>
        </text:list-item>
        <text:list-item>
          <text:p text:style-name="P9">Cottage Cheese – $2.99</text:p>
        </text:list-item>
      </text:list>
      <text:p text:style-name="Text_20_body">Dressings: ranch, low-cal ranch, bleu cheese, French, thousand island, honey mustard, Italian.</text:p>
      <text:p text:style-name="Horizontal_20_Line"/>
      <text:h text:style-name="Heading_20_4" text:outline-level="4">Senior Meals</text:h>
      <text:list text:style-name="L10">
        <text:list-item>
          <text:p text:style-name="P10">Shrimp Dinner – $11.99</text:p>
        </text:list-item>
        <text:list-item>
          <text:p text:style-name="P10">Clam Dinner – $11.99</text:p>
        </text:list-item>
        <text:list-item>
          <text:p text:style-name="P10">Fish N Chips Dinner – $11.99</text:p>
        </text:list-item>
      </text:list>
      <text:p text:style-name="Horizontal_20_Line"/>
      <text:h text:style-name="Heading_20_4" text:outline-level="4">Kid’s Meals</text:h>
      <text:p text:style-name="Text_20_body">Each includes fries, small root beer, and a surprise.</text:p>
      <text:list text:style-name="L11">
        <text:list-item>
          <text:p text:style-name="P11">Hamburger – $7.49</text:p>
        </text:list-item>
        <text:list-item>
          <text:p text:style-name="P11">Hot Dog – $7.49</text:p>
        </text:list-item>
        <text:list-item>
          <text:p text:style-name="P11">Chicken Strips (2) – $7.49</text:p>
        </text:list-item>
        <text:list-item>
          <text:p text:style-name="P11">Fish N Chips – $7.49</text:p>
        </text:list-item>
        <text:list-item>
          <text:p text:style-name="P11">Grilled Cheese – $7.49</text:p>
        </text:list-item>
        <text:list-item>
          <text:p text:style-name="P11">Cheeseburger – $7.49</text:p>
        </text:list-item>
        <text:list-item>
          <text:p text:style-name="P11">Corn Dog Nuggets – $7.49</text:p>
        </text:list-item>
      </text:list>
      <text:p text:style-name="Horizontal_20_Line"/>
      <text:h text:style-name="Heading_20_4" text:outline-level="4">Drinks</text:h>
      <text:list text:style-name="L12">
        <text:list-item>
          <text:p text:style-name="P12">Old Fashioned Root Beer – 16 oz $2.99 | 32 oz $3.59</text:p>
        </text:list-item>
        <text:list-item>
          <text:p text:style-name="P12">Diet Root Beer – 16 oz $2.99 | 32 oz $3.59</text:p>
        </text:list-item>
        <text:list-item>
          <text:p text:style-name="P12"><text:soft-page-break/>Soft Drinks – 16 oz $2.99 | 32 oz $3.59</text:p>
        </text:list-item>
        <text:list-item>
          <text:p text:style-name="P12">Kids Soft Drink – $2.09</text:p>
        </text:list-item>
        <text:list-item>
          <text:p text:style-name="P12">Iced Tea – 16 oz $2.99 | 32 oz $3.59</text:p>
        </text:list-item>
        <text:list-item>
          <text:p text:style-name="P12">Milk – $2.99</text:p>
        </text:list-item>
        <text:list-item>
          <text:p text:style-name="P12">Bottled Water – $1.99</text:p>
        </text:list-item>
        <text:list-item>
          <text:p text:style-name="P12">Hot Chocolate – $1.99</text:p>
        </text:list-item>
        <text:list-item>
          <text:p text:style-name="P12">Coffee – $1.99</text:p>
        </text:list-item>
      </text:list>
      <text:p text:style-name="Text_20_body">Take-Home Root Beer: ½ Gallon $6.99 | Gallon $8.99</text:p>
      <text:p text:style-name="Horizontal_20_Line"/>
      <text:h text:style-name="Heading_20_4" text:outline-level="4">Sweets &amp; Treats</text:h>
      <text:list text:style-name="L13">
        <text:list-item>
          <text:p text:style-name="P13">Chillers (Vanilla Soft Serve) – 16 oz $5.49 | 32 oz $6.99</text:p>
        </text:list-item>
        <text:list-item>
          <text:p text:style-name="P13">Famous Floats – 16 oz $4.99 | 32 oz $5.99</text:p>
        </text:list-item>
        <text:list-item>
          <text:p text:style-name="P13">Creamsicle Float – $4.99 | $5.99</text:p>
        </text:list-item>
        <text:list-item>
          <text:p text:style-name="P13">Malts – $5.49 | $6.99</text:p>
        </text:list-item>
        <text:list-item>
          <text:p text:style-name="P13">Shakes – $5.29 | $6.99</text:p>
        </text:list-item>
        <text:list-item>
          <text:p text:style-name="P13">Limeades – 16 oz $2.99 | 32 oz $3.59</text:p>
        </text:list-item>
        <text:list-item>
          <text:p text:style-name="P13">Sundaes – $4.99</text:p>
        </text:list-item>
        <text:list-item>
          <text:p text:style-name="P13">Cones (Vanilla) – $1.99</text:p>
        </text:list-item>
        <text:list-item>
          <text:p text:style-name="P13">Dish of Ice Cream – $2.99</text:p>
        </text:list-item>
        <text:list-item>
          <text:p text:style-name="P13">Strawberry Shortcake – $5.99</text:p>
        </text:list-item>
        <text:list-item>
          <text:p text:style-name="P13">Hot Fudge Brownie – $5.99</text:p>
        </text:list-item>
      </text:list>
      <text:p text:style-name="Horizontal_20_Line"/>
      <text:p text:style-name="Text_20_body">Every Tuesday is Coney Day<text:line-break/>Every Friday “All You Can Eat” Fish &amp; Chips (Dine-In Only)<text:line-break/><text:span text:style-name="Strong_20_Emphasis">Cruise Night:</text:span> 3rd Saturday of the Month (April–September, October Weather Permitting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1T15:44:21.649293900</meta:creation-date>
    <dc:date>2025-10-31T15:45:38.756436400</dc:date>
    <meta:editing-duration>PT1M29S</meta:editing-duration>
    <meta:editing-cycles>1</meta:editing-cycles>
    <meta:generator>LibreOffice/25.8.2.2$Windows_X86_64 LibreOffice_project/d401f2107ccab8f924a8e2df40f573aab7605b6f</meta:generator>
    <meta:document-statistic meta:table-count="0" meta:image-count="0" meta:object-count="0" meta:page-count="5" meta:paragraph-count="124" meta:word-count="806" meta:character-count="4251" meta:non-whitespace-character-count="3576"/>
  </office:meta>
</office:document-meta>
</file>